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Remote | 07876 | (862) 243-1177 | jobshannigan@gmail.com</text:span></text:p>
      <text:p text:style-name="P1"><text:span text:style-name="T2">LinkedIn: linkedin.com/in/brianjhannigan | GitHub: github.com/brianhannigan</text:span></text:p>
      <text:p text:style-name="Standard"><text:span text:style-name="T3">PROFESSIONAL SUMMARY</text:span></text:p>
      <text:p text:style-name="Standard"><text:span text:style-name="T2">AI Systems Architect and offline-first builder focused on practical AI integration, model orchestration, and deployable workflows. Experienced delivering AI-enabled services (OCR + translation) with strong emphasis on reliability, security boundaries, and documentation.</text:span></text:p>
      <text:p text:style-name="Standard"><text:span text:style-name="T3">CORE SKILLS</text:span></text:p>
      <text:list text:style-name="WWNum1">
        <text:list-item>
          <text:p text:style-name="P2"><text:span text:style-name="T2">AI Systems: model orchestration, offline-first deployment patterns, pipeline design</text:span></text:p>
        </text:list-item>
        <text:list-item>
          <text:p text:style-name="P2"><text:span text:style-name="T2">APIs &amp; Services: REST, JSON, modular service boundaries, logging and observability</text:span></text:p>
        </text:list-item>
        <text:list-item>
          <text:p text:style-name="P2"><text:span text:style-name="T2">Automation: scripting, repeatable deployments, configuration management patterns</text:span></text:p>
        </text:list-item>
        <text:list-item>
          <text:p text:style-name="P2"><text:span text:style-name="T2">Tools: Python, Docker, Git, Windows/Linux</text:span></text:p>
        </text:list-item>
        <text:list-item>
          <text:p text:style-name="P2"><text:span text:style-name="T2">Communication: executive briefings, documentation, training and enablement</text:span></text:p>
        </text:list-item>
      </text:list>
      <text:p text:style-name="Standard"><text:span text:style-name="T3">FLAGSHIP AI PROJECT</text:span></text:p>
      <text:list text:continue-numbering="true" text:style-name="WWNum1">
        <text:list-item>
          <text:p text:style-name="P2"><text:span text:style-name="T2">Portable Translator — Offline AI translation + OCR orchestration (GitHub: github.com/brianhannigan/translator)</text:span></text:p>
        </text:list-item>
        <text:list-item>
          <text:p text:style-name="P2"><text:span text:style-name="T2">Designed and implemented Python-based REST services supporting OCR and AI translation workflows.</text:span></text:p>
        </text:list-item>
        <text:list-item>
          <text:p text:style-name="P2"><text:span text:style-name="T2">Built HTTP endpoints with structured JSON request/response handling and robust validation.</text:span></text:p>
        </text:list-item>
        <text:list-item>
          <text:p text:style-name="P2"><text:span text:style-name="T2">Integrated Tesseract OCR and local translation engines into modular, testable service boundaries.</text:span></text:p>
        </text:list-item>
        <text:list-item>
          <text:p text:style-name="P2"><text:span text:style-name="T2">Implemented logging, error handling, and process monitoring to improve reliability and debuggability.</text:span></text:p>
        </text:list-item>
        <text:list-item>
          <text:p text:style-name="P2"><text:span text:style-name="T2">Used Git for version control and iterative feature delivery; maintained clean repo organization and documentation.</text:span></text:p>
        </text:list-item>
      </text:list>
      <text:p text:style-name="Standard"><text:span text:style-name="T3">EXPERIENCE</text:span></text:p>
      <text:list text:continue-numbering="true" text:style-name="WWNum1">
        <text:list-item>
          <text:p text:style-name="P2"><text:span text:style-name="T2">UTRS, Inc — AI Advisor / Technical Systems Architect (2011–2025)</text:span></text:p>
        </text:list-item>
        <text:list-item>
          <text:p text:style-name="P2"><text:span text:style-name="T2">Delivered training ecosystems and technical solutions with a strong focus on operational reliability.</text:span></text:p>
        </text:list-item>
        <text:list-item>
          <text:p text:style-name="P2"><text:span text:style-name="T2">Created documentation, SOPs, and enablement materials supporting adoption and sustainment.</text:span></text:p>
        </text:list-item>
        <text:list-item>
          <text:p text:style-name="P2"><text:span text:style-name="T2">Applied compliance-minded practices and secure configuration expectations to deployments.</text:span></text:p>
        </text:list-item>
      </text:list>
      <text:p text:style-name="Standard"><text:span text:style-name="T3">SELECTED CAPABILITIES</text:span></text:p>
      <text:list text:continue-numbering="true" text:style-name="WWNum1">
        <text:list-item>
          <text:p text:style-name="P2"><text:span text:style-name="T2">Workflow mapping and value mapping approaches for aligning automation/AI to measurable outcomes.</text:span></text:p>
        </text:list-item>
        <text:list-item>
          <text:p text:style-name="P2"><text:span text:style-name="T2">Risk-aware system design (security boundaries, reliability, maintainability).</text:span></text:p>
        </text:list-item>
      </text:list>
      <text:p text:style-name="Standard"><text:span text:style-name="T3">EDUCATION</text:span></text:p>
      <text:list text:continue-numbering="true" text:style-name="WWNum1">
        <text:list-item>
          <text:p text:style-name="P2"><text:span text:style-name="T2">M.Ed., Special Education — New Jersey City University</text:span></text:p>
        </text:list-item>
        <text:list-item>
          <text:p text:style-name="P2"><text:span text:style-name="T2">B.S., Criminal Justice — University of Delaware</text:span></text:p>
        </text:list-item>
      </text:list>
      <text:p text:style-name="Standard"><text:span text:style-name="T3">CERTIFICATIONS</text:span></text:p>
      <text:list text:continue-numbering="true" text:style-name="WWNum1">
        <text:list-item>
          <text:p text:style-name="P2"><text:span text:style-name="T2">CompTIA Security+ • InfraGard Member • Continued AI/cyber professional develop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31" meta:word-count="274" meta:character-count="2206" meta:non-whitespace-character-count="1980"/>
    <meta:user-defined meta:name="AppVersion">14.0000</meta:user-defined>
    <meta:template xlink:type="simple" xlink:actuate="onRequest" xlink:title="Normal.dotm" xlink:href=""/>
  </office:meta>
</office:document-meta>
</file>